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( RSocket rsocket , MimeType dataMimeType , MimeType metadataMimeType , RSocketStrategies 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Dis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